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9601*"/>
    </style:style>
    <style:style style:name="Tableau1.B" style:family="table-column">
      <style:table-column-properties style:column-width="1.969cm" style:rel-column-width="7588*"/>
    </style:style>
    <style:style style:name="Tableau1.C" style:family="table-column">
      <style:table-column-properties style:column-width="6.83cm" style:rel-column-width="26328*"/>
    </style:style>
    <style:style style:name="Tableau1.D" style:family="table-column">
      <style:table-column-properties style:column-width="5.711cm" style:rel-column-width="2201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  <style:style style:name="P4" style:family="paragraph" style:parent-style-name="Text_20_body">
      <style:paragraph-properties fo:text-align="start" style:justify-single-word="false" style:vertical-align="middle"/>
    </style:style>
    <style:style style:name="P5" style:family="paragraph" style:parent-style-name="Text_20_body" style:list-style-name="L1">
      <style:paragraph-properties fo:text-align="start" style:justify-single-word="false" style:vertical-align="middl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2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table-cell table:style-name="Tableau1.D2" table:number-rows-spanned="8" office:value-type="string">
            <text:p text:style-name="P3"/>
            <text:p text:style-name="P3"/>
            <text:p text:style-name="P3"/>
            <text:list xml:id="list1804444249651878948" text:style-name="L1">
              <text:list-item>
                <text:p text:style-name="P5">Réflexions sur des fonctionnalités à rajouter</text:p>
              </text:list-item>
              <text:list-item>
                <text:p text:style-name="P5">Préparation à l'entretien</text:p>
              </text:list-item>
              <text:list-item>
                <text:p text:style-name="P5">Entretien</text:p>
              </text:list-item>
              <text:list-item>
                <text:p text:style-name="P5">Préparation à la séance suivante</text:p>
              </text:list-item>
            </text:list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04:37.65</meta:creation-date>
    <meta:editing-duration>PT1H37M48S</meta:editing-duration>
    <meta:editing-cycles>10</meta:editing-cycles>
    <meta:generator>OpenOffice/4.1.3$Win32 OpenOffice.org_project/413m1$Build-9783</meta:generator>
    <meta:initial-creator>Benjamin DI CARLO</meta:initial-creator>
    <dc:date>2018-01-19T11:46:36.86</dc:date>
    <dc:creator>Benjamin DI CARLO</dc:creator>
    <meta:document-statistic meta:table-count="1" meta:image-count="0" meta:object-count="0" meta:page-count="1" meta:paragraph-count="16" meta:word-count="35" meta:character-count="215"/>
  </office:meta>
</office:document-meta>
</file>